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79 odcinek 05</text:p>
      <text:p text:style-name="P1"/>
      <text:p text:style-name="P2">Etap I</text:p>
      <text:p text:style-name="P2"/>
      <text:p text:style-name="P3">co należy kuć póki jest gorące <text:s text:c="71"/><text:span text:style-name="T1"><text:s text:c="2"/>żelazo</text:span></text:p>
      <text:p text:style-name="P3">czy w Warszaawie kursowały trolejbusy <text:s text:c="57"/><text:span text:style-name="T1">TAK</text:span></text:p>
      <text:p text:style-name="P3">jak nazywamy obszar w centrum cyklony w którym nie ma wiatru <text:s text:c="14"/><text:span text:style-name="T1"><text:s/>oko</text:span></text:p>
      <text:p text:style-name="P3">narodziny której bogini przedstawił Sandro Boticelli <text:s text:c="37"/><text:span text:style-name="T1">Afrodyta <text:s text:c="23"/></text:span></text:p>
      <text:p text:style-name="P3">w którym wieku wydano powieść D. Defoe opowiadająca o Robinsonie Cruzoe <text:s text:c="2"/><text:span text:style-name="T1">XVIII w.</text:span></text:p>
      <text:p text:style-name="P3">który gaz jest niezbędny do fotosyntezy <text:s text:c="49"/><text:span text:style-name="T1"><text:s text:c="5"/>dwutlenek węgla</text:span></text:p>
      <text:p text:style-name="P3">jak nazywa się akt prawny którym spadkodawca rozporządza swoim majątkiem na wypadek śmierci <text:s text:c="108"/><text:span text:style-name="T1"><text:s text:c="2"/>Testamen</text:span>t</text:p>
      <text:p text:style-name="P3">czy barakuda żyje w wodzie czy na lądzie <text:s text:c="50"/><text:span text:style-name="T1"><text:s text:c="6"/>woda</text:span></text:p>
      <text:p text:style-name="P3">na którym kontynencie leży Gujana <text:s text:c="64"/><text:span text:style-name="T1"><text:s text:c="2"/>Ameryka płd</text:span></text:p>
      <text:p text:style-name="P3">w którym wieku żył Rembrandt <text:s text:c="70"/><text:span text:style-name="T1"><text:s text:c="3"/>XVII</text:span></text:p>
      <text:p text:style-name="P3">pogrzeb był jeden a ile wesel w komedii <text:s text:c="56"/><text:span text:style-name="T1"><text:s text:c="4"/>cztery</text:span></text:p>
      <text:p text:style-name="P3">czy Julian Ursyn Niemcewicz pisał bajki <text:s text:c="56"/><text:span text:style-name="T1"><text:s text:c="3"/>TAK</text:span></text:p>
      <text:p text:style-name="P3">co oprócz buraków jest podstawowym składnikiem ćwikły <text:s text:c="30"/><text:span text:style-name="T1">chrzan</text:span></text:p>
      <text:p text:style-name="P3">jakiego koloru był kot Bonifacy <text:s text:c="72"/><text:span text:style-name="T1"><text:s/>czarny</text:span></text:p>
      <text:p text:style-name="P3">w którym państwie w latach 1966-1976 miała miejsce rewolucja kulturalna <text:s text:c="4"/><text:span text:style-name="T1">Chiny</text:span></text:p>
      <text:p text:style-name="P3">jak nazywa się krzew rodzący orzechy laskowe <text:s text:c="44"/><text:span text:style-name="T1"><text:s/>leszczyna</text:span></text:p>
      <text:p text:style-name="P3">z którym państwem graniczy województwo opolskie <text:s text:c="36"/><text:span text:style-name="T1">Czech</text:span>y</text:p>
      <text:p text:style-name="P3">ile jest przypadków <text:s text:c="87"/><text:span text:style-name="T1"><text:s text:c="2"/>siedem</text:span></text:p>
      <text:p text:style-name="P3">czy tamburyn jest instrumentem perkusyjnym <text:s text:c="47"/><text:span text:style-name="T1">TAK</text:span></text:p>
      <text:p text:style-name="P2"/>
      <text:p text:style-name="P2">Etap II</text:p>
      <text:p text:style-name="P2"/>
      <text:p text:style-name="P3">moratorium to przyspieszenie czy odroczenie jakiegoś terminu <text:s text:c="18"/><text:span text:style-name="T1">odroczenie</text:span></text:p>
      <text:p text:style-name="P3">na ilu prostych leżą ramiona kąta półpełnego <text:s text:c="47"/><text:span text:style-name="T1">jedna</text:span></text:p>
      <text:p text:style-name="P3">jak nazywał się zespół którego czlonkiem była m.in. Victoria Beckham <text:s text:c="5"/><text:span text:style-name="T1">Spice Girls</text:span></text:p>
      <text:p text:style-name="P3">budynek w Sydney bardzo rozpoznawalny <text:s text:c="51"/><text:span text:style-name="T1">opera</text:span></text:p>
      <text:p text:style-name="P3">czy Pakistan graniczy z Iranem <text:s text:c="68"/><text:span text:style-name="T1"><text:s/>TAK</text:span></text:p>
      <text:p text:style-name="P3">jak nazywa się rodzaj chrząszcza z rodziny ryjkowców który jest szkodnikiem ziarna <text:s text:c="2"/><text:span text:style-name="T1">wołek zbożowy</text:span></text:p>
      <text:p text:style-name="P3">w którym klasztorze zaszył się Michał Wojodyjowski <text:s text:c="32"/><text:span text:style-name="T1"><text:s/>kamedułów</text:span></text:p>
      <text:p text:style-name="P3">ile lat miał Władysław III gdy został koronowany na króla Polski <text:s text:c="16"/>d<text:span text:style-name="T1">ziesięć</text:span></text:p>
      <text:p text:style-name="P3">czy zakłady w Ćmielowie produkują samochody czy porcelane <text:s text:c="17"/><text:span text:style-name="T1"><text:s/>porcelana</text:span></text:p>
      <text:p text:style-name="P3">ile srebrników dostał Judasza za wydanie Jezusa <text:s text:c="41"/><text:span text:style-name="T1"><text:s/>trzydzieści</text:span></text:p>
      <text:p text:style-name="P3">w ktorym miesiący następuje przesilenie zimowe na półkuli zimowej <text:s text:c="8"/><text:span text:style-name="T1"><text:s/>grudzień</text:span></text:p>
      <text:p text:style-name="P3">co to jest wielka krokiew: skocznia, przelęcz czy szczyt górski <text:s text:c="17"/><text:span text:style-name="T1"><text:s text:c="2"/>skocznia</text:span></text:p>
      <text:p text:style-name="P3">przechodniu powiedz Sparcie że leżymy tutaj wierni jej prawom, gdzie znajduje się pomnik z tymi słowami <text:s text:c="94"/><text:span text:style-name="T1">Termopile</text:span></text:p>
      <text:p text:style-name="P3">czy Monako jest członkiem ONZ <text:s text:c="65"/><text:span text:style-name="T1">TAK</text:span></text:p>
      <text:p text:style-name="P3">z którego dzieła Mickiewicza pochodzi wiersz Do Przyjaciół Moskali <text:s text:c="8"/><text:span text:style-name="T1">Dziady</text:span></text:p>
      <text:p text:style-name="P3">jak w gwarze łowieckiej nazywa się stado dzików albo wilków <text:s text:c="17"/><text:span text:style-name="T1"><text:s/>wataha</text:span></text:p>
      <text:p text:style-name="P3">kwintal to ile kilogramów <text:s text:c="78"/><text:span text:style-name="T1">sto </text:span></text:p>
      <text:p text:style-name="P3">serdeczny palec to który w kolejności od kciuka <text:s text:c="40"/><text:span text:style-name="T1"><text:s text:c="2"/>czwarty</text:span></text:p>
      <text:p text:style-name="P3"><text:soft-page-break/>w którym państwie znajduje się tor wyścigowy hungaroring <text:s text:c="15"/><text:span text:style-name="T1"><text:s text:c="2"/>Węgry</text:span></text:p>
      <text:p text:style-name="P3">pod jakim pseudonimem występował Greta Gustavson <text:s text:c="24"/><text:span text:style-name="T1"><text:s text:c="2"/>Greta Garbo</text:span></text:p>
      <text:p text:style-name="P3">wyrażenie bez tchu razem czy oddzielnie</text:p>
      <text:p text:style-name="P3">w którym mieście Stalin, Roosevelt i Churchill spotkali się w 1943 <text:s text:c="6"/><text:span text:style-name="T1"><text:s/>Teheran</text:span></text:p>
      <text:p text:style-name="P3">kukurydza jest jednoroczna czy wieloletnia <text:s text:c="44"/><text:span text:style-name="T1"><text:s/>jednoroczna</text:span></text:p>
      <text:p text:style-name="P3">jaki kolor ma tło ostrzegawczych znaków drogowych <text:s text:c="28"/><text:span text:style-name="T1"><text:s/>żółte</text:span></text:p>
      <text:p text:style-name="P3">co rozsiewa maj, gdzie strumyk płynie z wolna <text:s text:c="39"/><text:span text:style-name="T1">zioła</text:span></text:p>
      <text:p text:style-name="P3">kto był komendantem Szkoły Rycerskiej <text:s text:c="48"/><text:span text:style-name="T1">Adam Czartoryski</text:span></text:p>
      <text:p text:style-name="P3">czy Nagroda Nobla przyznawana jest w dziedzienie ekonomii <text:s text:c="15"/><text:span text:style-name="T1"><text:s text:c="2"/>TAK</text:span></text:p>
      <text:p text:style-name="P3">jak miał na imię Puszkin <text:s text:c="76"/><text:span text:style-name="T1">Aleksander</text:span></text:p>
      <text:p text:style-name="P3">w którym wieku powstał uniwersytet Harvarda <text:s text:c="40"/><text:span text:style-name="T1"><text:s/>siedemnasty</text:span></text:p>
      <text:p text:style-name="P3">rudą którego metalu jest cynober <text:s text:c="64"/><text:span text:style-name="T1"><text:s/>rtęć</text:span></text:p>
      <text:p text:style-name="P3">jak z łaciny nazywa się droga która wije się po zboczu góry <text:s text:c="19"/><text:span text:style-name="T1"><text:s/>serpentyna</text:span></text:p>
      <text:p text:style-name="P3">jakiego koloru są dojrzałe owoce żurawiny <text:s text:c="46"/><text:span text:style-name="T1">czerwone</text:span></text:p>
      <text:p text:style-name="P3">jaki jest największy obiegowy nominał banknotu euro <text:s text:c="27"/><text:span text:style-name="T1"><text:s/>500</text:span></text:p>
      <text:p text:style-name="P3">Przestrogi dla Polski, o ziemiorództwie Karpatów <text:s text:c="34"/><text:span text:style-name="T1"><text:s/>Sztasic</text:span></text:p>
      <text:p text:style-name="P3">w którym państwie produkowano samoloty sztukawce <text:s text:c="25"/><text:span text:style-name="T1"><text:s/>Niemcy</text:span></text:p>
      <text:p text:style-name="P3">dryblas to człowiek wysoki czy otyły <text:s text:c="51"/><text:span text:style-name="T1"><text:s text:c="2"/>wysoki</text:span></text:p>
      <text:p text:style-name="P3">jak nazywał się niemiecki archeolog który odkrył ruiny Troi <text:s text:c="15"/><text:span text:style-name="T1"><text:s text:c="2"/>Schillman</text:span></text:p>
      <text:p text:style-name="P3">jak w języku żeglarzy nazywa się pełny wiatro od strony rufy <text:s text:c="14"/><text:span text:style-name="T1"><text:s/>fordewind</text:span></text:p>
      <text:p text:style-name="P3">co oznacza łacińskie Opus Dei <text:s text:c="65"/><text:span text:style-name="T1">dzieło boże</text:span></text:p>
      <text:p text:style-name="P3">w którym roku ukazał się pierwszy numer Gazety Wyborczej <text:s text:c="16"/><text:span text:style-name="T1">1989</text:span></text:p>
      <text:p text:style-name="P3">ile trenów napisał Kochanowski <text:s text:c="61"/><text:span text:style-name="T1"><text:s/>dziewiętnaście</text:span></text:p>
      <text:p text:style-name="P2"/>
      <text:p text:style-name="P2">Etap III </text:p>
      <text:p text:style-name="P2"/>
      <text:p text:style-name="P3">jaki przydomek nosił August II <text:s text:c="64"/><text:span text:style-name="T1"><text:s/>Mocny</text:span></text:p>
      <text:p text:style-name="P3">który półwysep na ziemi ma największą powierzchnię <text:s text:c="27"/><text:span text:style-name="T1"><text:s/>arabski</text:span></text:p>
      <text:p text:style-name="P3">czy Arystoteles należał do akademii platońskiej <text:s text:c="38"/><text:span text:style-name="T1"><text:s/>TAK</text:span></text:p>
      <text:p text:style-name="P3">garnizon kultury to centrum we Wrzeszczu, dzielnicą którego jest <text:s text:c="8"/><text:span text:style-name="T1"><text:s/>Gdańsk</text:span></text:p>
      <text:p text:style-name="P3">w którym państwie działa partia konserwatywna o nazwie likud <text:s text:c="12"/><text:span text:style-name="T1"><text:s/>Izrael</text:span></text:p>
      <text:p text:style-name="P3">ilu karatom odpowiadaja wyroby z czystego złota <text:s text:c="34"/><text:span text:style-name="T1"><text:s text:c="2"/>24</text:span></text:p>
      <text:p text:style-name="P3">z którego języka pochodzi słowo gastarbeiter <text:s text:c="42"/><text:span text:style-name="T1"><text:s/>niemiecki</text:span></text:p>
      <text:p text:style-name="P3">jak nazywa się okrągły stolik do tworzenia naczyń z gliny <text:s text:c="21"/><text:span text:style-name="T1"><text:s text:c="2"/>koło garncarskie</text:span></text:p>
      <text:p text:style-name="P3">czy w strefie równikowej żyją pingwiny <text:s text:c="50"/><text:span text:style-name="T1"><text:s/>TAK</text:span></text:p>
      <text:p text:style-name="P3">co oznacza mieć węża w kieszeni <text:s text:c="61"/><text:span text:style-name="T1"><text:s/>być skąpym</text:span></text:p>
      <text:p text:style-name="P3">na terenie których państwa leży węglowe zagłębie donieckie <text:s text:c="19"/><text:span text:style-name="T1">Rosja i Ukraina</text:span></text:p>
      <text:p text:style-name="P3">podaj imię pod którym znana była polska malarka Berezowska <text:s text:c="15"/><text:span text:style-name="T1">Maja </text:span><text:s text:c="2"/></text:p>
      <text:p text:style-name="P3">żyroskop <text:s text:c="90"/><text:span text:style-name="T1"><text:s/>urządzenia nawigacyjne</text:span></text:p>
      <text:p text:style-name="P3">które pierwiastki wchodzą w skład soli kuchennej <text:s text:c="36"/><text:span text:style-name="T1">sód i chlor</text:span></text:p>
      <text:p text:style-name="P3">co meduza miała na głowie zamiast włosów <text:s text:c="46"/><text:span text:style-name="T1">węże</text:span></text:p>
      <text:p text:style-name="P3">na czele którego państwa stał Ajatollach Chomeini <text:s text:c="36"/><text:span text:style-name="T1"><text:s/>Iran</text:span></text:p>
      <text:p text:style-name="P3">czy erytrocyty i krwiniki czerwone to to samo <text:s text:c="41"/><text:span text:style-name="T1"><text:s text:c="2"/>TAK</text:span></text:p>
      <text:p text:style-name="P3">który amerykański polityk powiedział Jestem Berlińczykiem <text:s text:c="19"/><text:span text:style-name="T1"><text:s/>Kennedy</text:span></text:p>
      <text:p text:style-name="P3">komża to szata liturgiczna biała czy kolorowa <text:s text:c="43"/><text:span text:style-name="T1"><text:s/>biała</text:span></text:p>
      <text:p text:style-name="P3">jakie pokreiweństwo łączyło aktorki Audrey i Katherine Hepburn <text:s text:c="12"/><text:span text:style-name="T1"><text:s/>żadne</text:span></text:p>
      <text:p text:style-name="P3">jaką nazwę nosił wenecki dukat kojarzący się z drobną ozdobą stroju <text:s text:c="7"/><text:span text:style-name="T1">cekin</text:span></text:p>
      <text:p text:style-name="P3">czy kartezjański układ współrzędnych to to samo co prostokątny ukłas współ <text:s text:c="5"/><text:span text:style-name="T1"><text:s/>TAK</text:span></text:p>
      <text:p text:style-name="P3"><text:soft-page-break/>jak nazywa się angielska jednostka długości równa 25,4 mm <text:s text:c="18"/><text:span text:style-name="T1">cal</text:span></text:p>
      <text:p text:style-name="P3">w oku znajduje się plamka żółta czy czerwona <text:s text:c="41"/><text:span text:style-name="T1">żółta</text:span></text:p>
      <text:p text:style-name="P3">rosjanin Popow i Włoch Marconi niezależnie od siebie są wynalazcami pewnego urządzenia, którego <text:s text:c="84"/><text:span text:style-name="T1">radio</text:span></text:p>
      <text:p text:style-name="P3">czy Bolesław Krzywousty był koronowany <text:s/>na króla Polski <text:s text:c="21"/><text:span text:style-name="T1">NIE </text:span></text:p>
      <text:p text:style-name="P3">jak nazywa się produkt uboczny przy produkcji cukru z buraków <text:s text:c="12"/><text:span text:style-name="T1">melasa</text:span></text:p>
      <text:p text:style-name="P3">w którym wieku rozpoczęto budowę bazyliki św. Piotra w Rzymie <text:s text:c="8"/><text:span text:style-name="T1"><text:s/>XVI w.</text:span></text:p>
      <text:p text:style-name="P3">w ciągu ilu dni rozgrywany jest dziesięciobój lekkoatletyczny <text:s text:c="15"/><text:span text:style-name="T1"><text:s/>dwa</text:span></text:p>
      <text:p text:style-name="P3">jaka to liczba 10 do potęgi osiemnastej <text:s text:c="53"/><text:span text:style-name="T1">trylion</text:span></text:p>
      <text:p text:style-name="P3">czy Turyn jest stolicą Turyngii <text:s text:c="64"/><text:span text:style-name="T1"><text:s text:c="2"/>NIE </text:span></text:p>
      <text:p text:style-name="P3">patynki to część stroju kobiecego, która <text:s text:c="50"/><text:span text:style-name="T1"><text:s text:c="2"/>pantofle</text:span></text:p>
      <text:p text:style-name="P3">w jakich okolicznościach zginął Tadeusz Rejtan <text:s text:c="37"/><text:span text:style-name="T1"><text:s/>samobójstw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8-31T00:18:25.06</meta:creation-date>
    <meta:document-statistic meta:table-count="0" meta:image-count="0" meta:object-count="0" meta:page-count="3" meta:paragraph-count="97" meta:word-count="813" meta:character-count="8963"/>
    <dc:date>2014-08-31T01:11:33.29</dc:date>
    <meta:editing-duration>PT00H02M39S</meta:editing-duration>
    <meta:editing-cycles>1</meta:editing-cycles>
    <meta:generator>OpenOffice.ux.pl/3.1$Win32 OpenOffice.org_project/310m11$Build-39399</meta:generator>
  </office:meta>
</office:document-meta>
</file>